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fo:font-weight="bold" officeooo:rsid="00187496" officeooo:paragraph-rsid="00187496"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196474" officeooo:paragraph-rsid="00187496" style:font-weight-asian="normal" style:font-weight-complex="normal"/>
    </style:style>
    <style:style style:name="P3" style:family="paragraph" style:parent-style-name="Standard">
      <style:text-properties style:text-underline-style="solid" style:text-underline-width="auto" style:text-underline-color="font-color" fo:font-weight="normal" officeooo:rsid="002c4b88" officeooo:paragraph-rsid="002c4b88" style:font-weight-asian="normal" style:font-weight-complex="normal"/>
    </style:style>
    <style:style style:name="P4" style:family="paragraph" style:parent-style-name="Standard">
      <style:text-properties style:text-underline-style="solid" style:text-underline-width="auto" style:text-underline-color="font-color" fo:font-weight="normal" officeooo:rsid="003b0a56" officeooo:paragraph-rsid="003b0a56"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3f202f" officeooo:paragraph-rsid="003f202f"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41d506" officeooo:paragraph-rsid="0041d506"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4acfe3" officeooo:paragraph-rsid="004acfe3"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523ff6" officeooo:paragraph-rsid="00523ff6"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61e198" officeooo:paragraph-rsid="0061e198"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6f2f28" officeooo:paragraph-rsid="006f2f28"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768a54" officeooo:paragraph-rsid="00768a54"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8033dd" officeooo:paragraph-rsid="008033dd"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8189a4" officeooo:paragraph-rsid="008189a4"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8d2a0f" officeooo:paragraph-rsid="008d2a0f"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927a58" officeooo:paragraph-rsid="00927a58"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95c1c9" officeooo:paragraph-rsid="0095c1c9"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9aa987" officeooo:paragraph-rsid="009aa987"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9da0de" officeooo:paragraph-rsid="009da0de"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aae62c" officeooo:paragraph-rsid="00aae62c"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bac20d" officeooo:paragraph-rsid="00bac20d" style:font-weight-asian="normal" style:font-weight-complex="normal"/>
    </style:style>
    <style:style style:name="P21" style:family="paragraph" style:parent-style-name="Standard">
      <style:paragraph-properties fo:break-before="page"/>
      <style:text-properties style:text-underline-style="solid" style:text-underline-width="auto" style:text-underline-color="font-color" fo:font-weight="normal" officeooo:rsid="00bbc8bb" officeooo:paragraph-rsid="00bbc8bb"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bbc8bb" officeooo:paragraph-rsid="00bbc8bb" style:font-weight-asian="normal" style:font-weight-complex="normal"/>
    </style:style>
    <style:style style:name="P23" style:family="paragraph" style:parent-style-name="Standard">
      <style:text-properties style:text-underline-style="none" fo:font-weight="normal" officeooo:rsid="00196474" officeooo:paragraph-rsid="00196474" style:font-weight-asian="normal" style:font-weight-complex="normal"/>
    </style:style>
    <style:style style:name="P24" style:family="paragraph" style:parent-style-name="Standard">
      <style:text-properties style:text-underline-style="none" fo:font-weight="normal" officeooo:rsid="0026e462" officeooo:paragraph-rsid="0026e462" style:font-weight-asian="normal" style:font-weight-complex="normal"/>
    </style:style>
    <style:style style:name="P25" style:family="paragraph" style:parent-style-name="Standard">
      <style:text-properties style:text-underline-style="none" fo:font-weight="normal" officeooo:rsid="0027e9af" officeooo:paragraph-rsid="0027e9af" style:font-weight-asian="normal" style:font-weight-complex="normal"/>
    </style:style>
    <style:style style:name="P26" style:family="paragraph" style:parent-style-name="Standard">
      <style:text-properties style:text-underline-style="none" fo:font-weight="normal" officeooo:rsid="0029fcd9" officeooo:paragraph-rsid="0029fcd9" style:font-weight-asian="normal" style:font-weight-complex="normal"/>
    </style:style>
    <style:style style:name="P27" style:family="paragraph" style:parent-style-name="Standard">
      <style:text-properties style:text-underline-style="none" fo:font-weight="normal" officeooo:rsid="002c4b88" officeooo:paragraph-rsid="002c4b88" style:font-weight-asian="normal" style:font-weight-complex="normal"/>
    </style:style>
    <style:style style:name="P28" style:family="paragraph" style:parent-style-name="Standard">
      <style:text-properties style:text-underline-style="none" fo:font-weight="normal" officeooo:rsid="003070c1" officeooo:paragraph-rsid="003070c1" style:font-weight-asian="normal" style:font-weight-complex="normal"/>
    </style:style>
    <style:style style:name="P29" style:family="paragraph" style:parent-style-name="Standard">
      <style:text-properties style:text-underline-style="none" fo:font-weight="normal" officeooo:rsid="003251d5" officeooo:paragraph-rsid="003251d5" style:font-weight-asian="normal" style:font-weight-complex="normal"/>
    </style:style>
    <style:style style:name="P30" style:family="paragraph" style:parent-style-name="Standard">
      <style:text-properties style:text-underline-style="none" fo:font-weight="normal" officeooo:rsid="003b0a56" officeooo:paragraph-rsid="003b0a56" style:font-weight-asian="normal" style:font-weight-complex="normal"/>
    </style:style>
    <style:style style:name="P31" style:family="paragraph" style:parent-style-name="Standard">
      <style:text-properties style:text-underline-style="none" fo:font-weight="normal" officeooo:rsid="003f202f" officeooo:paragraph-rsid="003f202f" style:font-weight-asian="normal" style:font-weight-complex="normal"/>
    </style:style>
    <style:style style:name="P32" style:family="paragraph" style:parent-style-name="Standard">
      <style:text-properties style:text-underline-style="none" fo:font-weight="normal" officeooo:rsid="0041d506" officeooo:paragraph-rsid="0041d506" style:font-weight-asian="normal" style:font-weight-complex="normal"/>
    </style:style>
    <style:style style:name="P33" style:family="paragraph" style:parent-style-name="Standard">
      <style:text-properties style:text-underline-style="none" fo:font-weight="normal" officeooo:rsid="004b14c8" officeooo:paragraph-rsid="004b14c8" style:font-weight-asian="normal" style:font-weight-complex="normal"/>
    </style:style>
    <style:style style:name="P34" style:family="paragraph" style:parent-style-name="Standard">
      <style:text-properties style:text-underline-style="none" fo:font-weight="normal" officeooo:rsid="004ded0c" officeooo:paragraph-rsid="004ded0c" style:font-weight-asian="normal" style:font-weight-complex="normal"/>
    </style:style>
    <style:style style:name="P35" style:family="paragraph" style:parent-style-name="Standard">
      <style:text-properties style:text-underline-style="none" fo:font-weight="normal" officeooo:rsid="0053b669" officeooo:paragraph-rsid="0053b669" style:font-weight-asian="normal" style:font-weight-complex="normal"/>
    </style:style>
    <style:style style:name="P36" style:family="paragraph" style:parent-style-name="Standard">
      <style:text-properties style:text-underline-style="none" fo:font-weight="normal" officeooo:rsid="005cc2f3" officeooo:paragraph-rsid="005cc2f3" style:font-weight-asian="normal" style:font-weight-complex="normal"/>
    </style:style>
    <style:style style:name="P37" style:family="paragraph" style:parent-style-name="Standard">
      <style:text-properties style:text-underline-style="none" fo:font-weight="normal" officeooo:rsid="0063a111" officeooo:paragraph-rsid="0063a111" style:font-weight-asian="normal" style:font-weight-complex="normal"/>
    </style:style>
    <style:style style:name="P38" style:family="paragraph" style:parent-style-name="Standard">
      <style:text-properties style:text-underline-style="none" fo:font-weight="normal" officeooo:rsid="00683909" officeooo:paragraph-rsid="00683909" style:font-weight-asian="normal" style:font-weight-complex="normal"/>
    </style:style>
    <style:style style:name="P39" style:family="paragraph" style:parent-style-name="Standard">
      <style:text-properties style:text-underline-style="none" fo:font-weight="normal" officeooo:rsid="00703f9f" officeooo:paragraph-rsid="00703f9f" style:font-weight-asian="normal" style:font-weight-complex="normal"/>
    </style:style>
    <style:style style:name="P40" style:family="paragraph" style:parent-style-name="Standard">
      <style:text-properties style:text-underline-style="none" fo:font-weight="normal" officeooo:rsid="007b607c" officeooo:paragraph-rsid="007b607c" style:font-weight-asian="normal" style:font-weight-complex="normal"/>
    </style:style>
    <style:style style:name="P41" style:family="paragraph" style:parent-style-name="Standard">
      <style:text-properties style:text-underline-style="none" fo:font-weight="normal" officeooo:rsid="008033dd" officeooo:paragraph-rsid="008033dd" style:font-weight-asian="normal" style:font-weight-complex="normal"/>
    </style:style>
    <style:style style:name="P42" style:family="paragraph" style:parent-style-name="Standard">
      <style:text-properties style:text-underline-style="none" fo:font-weight="normal" officeooo:rsid="007dd50d" officeooo:paragraph-rsid="007dd50d" style:font-weight-asian="normal" style:font-weight-complex="normal"/>
    </style:style>
    <style:style style:name="P43" style:family="paragraph" style:parent-style-name="Standard">
      <style:text-properties style:text-underline-style="none" fo:font-weight="normal" officeooo:rsid="0084b0f6" officeooo:paragraph-rsid="0081d690" style:font-weight-asian="normal" style:font-weight-complex="normal"/>
    </style:style>
    <style:style style:name="P44" style:family="paragraph" style:parent-style-name="Standard">
      <style:text-properties style:text-underline-style="none" fo:font-weight="normal" officeooo:rsid="008d2a0f" officeooo:paragraph-rsid="008d2a0f" style:font-weight-asian="normal" style:font-weight-complex="normal"/>
    </style:style>
    <style:style style:name="P45" style:family="paragraph" style:parent-style-name="Standard">
      <style:text-properties style:text-underline-style="none" fo:font-weight="normal" officeooo:rsid="008da7ba" officeooo:paragraph-rsid="008da7ba" style:font-weight-asian="normal" style:font-weight-complex="normal"/>
    </style:style>
    <style:style style:name="P46" style:family="paragraph" style:parent-style-name="Standard">
      <style:text-properties style:text-underline-style="none" fo:font-weight="normal" officeooo:rsid="008ecd3d" officeooo:paragraph-rsid="008ecd3d" style:font-weight-asian="normal" style:font-weight-complex="normal"/>
    </style:style>
    <style:style style:name="P47" style:family="paragraph" style:parent-style-name="Standard">
      <style:text-properties style:text-underline-style="none" fo:font-weight="normal" officeooo:rsid="00914112" officeooo:paragraph-rsid="00914112" style:font-weight-asian="normal" style:font-weight-complex="normal"/>
    </style:style>
    <style:style style:name="P48" style:family="paragraph" style:parent-style-name="Standard">
      <style:text-properties style:text-underline-style="none" fo:font-weight="normal" officeooo:rsid="0094b6af" officeooo:paragraph-rsid="0094b6af" style:font-weight-asian="normal" style:font-weight-complex="normal"/>
    </style:style>
    <style:style style:name="P49" style:family="paragraph" style:parent-style-name="Standard">
      <style:text-properties style:text-underline-style="none" fo:font-weight="normal" officeooo:rsid="00976730" officeooo:paragraph-rsid="00976730" style:font-weight-asian="normal" style:font-weight-complex="normal"/>
    </style:style>
    <style:style style:name="P50" style:family="paragraph" style:parent-style-name="Standard">
      <style:text-properties style:text-underline-style="none" fo:font-weight="normal" officeooo:rsid="009aa987" officeooo:paragraph-rsid="009aa987" style:font-weight-asian="normal" style:font-weight-complex="normal"/>
    </style:style>
    <style:style style:name="P51" style:family="paragraph" style:parent-style-name="Standard">
      <style:text-properties style:text-underline-style="none" fo:font-weight="normal" officeooo:rsid="009da0de" officeooo:paragraph-rsid="009da0de" style:font-weight-asian="normal" style:font-weight-complex="normal"/>
    </style:style>
    <style:style style:name="P52" style:family="paragraph" style:parent-style-name="Standard">
      <style:text-properties style:text-underline-style="none" fo:font-weight="normal" officeooo:rsid="009e4453" officeooo:paragraph-rsid="009e4453" style:font-weight-asian="normal" style:font-weight-complex="normal"/>
    </style:style>
    <style:style style:name="P53" style:family="paragraph" style:parent-style-name="Standard">
      <style:text-properties style:text-underline-style="none" fo:font-weight="normal" officeooo:rsid="009ef5e4" officeooo:paragraph-rsid="009ef5e4" style:font-weight-asian="normal" style:font-weight-complex="normal"/>
    </style:style>
    <style:style style:name="P54" style:family="paragraph" style:parent-style-name="Standard">
      <style:text-properties style:text-underline-style="none" fo:font-weight="normal" officeooo:rsid="00a2a969" officeooo:paragraph-rsid="00a2a969" style:font-weight-asian="normal" style:font-weight-complex="normal"/>
    </style:style>
    <style:style style:name="P55" style:family="paragraph" style:parent-style-name="Standard">
      <style:text-properties style:text-underline-style="none" fo:font-weight="bold" officeooo:rsid="007dd50d" officeooo:paragraph-rsid="007dd50d" style:font-weight-asian="bold" style:font-weight-complex="bold"/>
    </style:style>
    <style:style style:name="P56" style:family="paragraph" style:parent-style-name="Standard">
      <style:text-properties style:text-underline-style="none" fo:font-weight="bold" officeooo:rsid="0081d690" officeooo:paragraph-rsid="0081d690" style:font-weight-asian="bold" style:font-weight-complex="bold"/>
    </style:style>
    <style:style style:name="P57" style:family="paragraph" style:parent-style-name="Standard" style:list-style-name="L1">
      <style:text-properties style:text-underline-style="none" fo:font-weight="normal" officeooo:rsid="00196474" officeooo:paragraph-rsid="00196474" style:font-weight-asian="normal" style:font-weight-complex="normal"/>
    </style:style>
    <style:style style:name="P58" style:family="paragraph" style:parent-style-name="Standard" style:list-style-name="L1">
      <style:text-properties style:text-underline-style="none" fo:font-weight="normal" officeooo:rsid="001c2846" officeooo:paragraph-rsid="001c2846" style:font-weight-asian="normal" style:font-weight-complex="normal"/>
    </style:style>
    <style:style style:name="P59" style:family="paragraph" style:parent-style-name="Standard" style:list-style-name="L1">
      <style:text-properties style:text-underline-style="none" fo:font-weight="normal" officeooo:rsid="001dca94" officeooo:paragraph-rsid="001dca94" style:font-weight-asian="normal" style:font-weight-complex="normal"/>
    </style:style>
    <style:style style:name="P60" style:family="paragraph" style:parent-style-name="Standard" style:list-style-name="L1">
      <style:text-properties style:text-underline-style="none" fo:font-weight="normal" officeooo:rsid="001f4b75" officeooo:paragraph-rsid="001f4b75" style:font-weight-asian="normal" style:font-weight-complex="normal"/>
    </style:style>
    <style:style style:name="P61" style:family="paragraph" style:parent-style-name="Standard" style:list-style-name="L1">
      <style:text-properties style:text-underline-style="none" fo:font-weight="normal" officeooo:rsid="00211721" officeooo:paragraph-rsid="00211721" style:font-weight-asian="normal" style:font-weight-complex="normal"/>
    </style:style>
    <style:style style:name="P62" style:family="paragraph" style:parent-style-name="Standard" style:list-style-name="L1">
      <style:text-properties style:text-underline-style="none" fo:font-weight="normal" officeooo:rsid="0026e462" officeooo:paragraph-rsid="0026e462" style:font-weight-asian="normal" style:font-weight-complex="normal"/>
    </style:style>
    <style:style style:name="P63" style:family="paragraph" style:parent-style-name="Standard" style:list-style-name="L2">
      <style:text-properties style:text-underline-style="none" fo:font-weight="normal" officeooo:rsid="00b163b9" officeooo:paragraph-rsid="00b163b9" style:font-weight-asian="normal" style:font-weight-complex="normal"/>
    </style:style>
    <style:style style:name="P64" style:family="paragraph" style:parent-style-name="Standard">
      <style:text-properties style:text-underline-style="none" fo:font-weight="normal" officeooo:rsid="00b163b9" officeooo:paragraph-rsid="00b163b9" style:font-weight-asian="normal" style:font-weight-complex="normal"/>
    </style:style>
    <style:style style:name="P65" style:family="paragraph" style:parent-style-name="Standard" style:list-style-name="L3">
      <style:text-properties style:text-underline-style="none" fo:font-weight="normal" officeooo:rsid="00b1f1ee" officeooo:paragraph-rsid="00b1f1ee" style:font-weight-asian="normal" style:font-weight-complex="normal"/>
    </style:style>
    <style:style style:name="P66" style:family="paragraph" style:parent-style-name="Standard" style:list-style-name="L3">
      <style:text-properties style:text-underline-style="none" fo:font-weight="normal" officeooo:rsid="00b1fb78" officeooo:paragraph-rsid="00b1fb78" style:font-weight-asian="normal" style:font-weight-complex="normal"/>
    </style:style>
    <style:style style:name="P67" style:family="paragraph" style:parent-style-name="Standard" style:list-style-name="L3">
      <style:text-properties style:text-underline-style="none" fo:font-weight="normal" officeooo:rsid="00b30c99" officeooo:paragraph-rsid="00b30c99" style:font-weight-asian="normal" style:font-weight-complex="normal"/>
    </style:style>
    <style:style style:name="P68" style:family="paragraph" style:parent-style-name="Standard">
      <style:text-properties style:text-underline-style="none" fo:font-weight="normal" officeooo:rsid="00b30c99" officeooo:paragraph-rsid="00b30c99" style:font-weight-asian="normal" style:font-weight-complex="normal"/>
    </style:style>
    <style:style style:name="P69" style:family="paragraph" style:parent-style-name="Standard" style:list-style-name="L4">
      <style:text-properties style:text-underline-style="none" fo:font-weight="normal" officeooo:rsid="00bd4515" officeooo:paragraph-rsid="00bd4515" style:font-weight-asian="normal" style:font-weight-complex="normal"/>
    </style:style>
    <style:style style:name="P70" style:family="paragraph" style:parent-style-name="Standard" style:list-style-name="L4">
      <style:text-properties style:text-underline-style="none" fo:font-weight="normal" officeooo:rsid="00be5025" officeooo:paragraph-rsid="00be5025" style:font-weight-asian="normal" style:font-weight-complex="normal"/>
    </style:style>
    <style:style style:name="P71" style:family="paragraph" style:parent-style-name="Standard" style:list-style-name="L4">
      <style:text-properties style:text-underline-style="none" fo:font-weight="normal" officeooo:rsid="00bfb551" officeooo:paragraph-rsid="00bfb551" style:font-weight-asian="normal" style:font-weight-complex="normal"/>
    </style:style>
    <style:style style:name="P72" style:family="paragraph" style:parent-style-name="Standard" style:list-style-name="L4">
      <style:text-properties style:text-underline-style="none" fo:font-weight="normal" officeooo:rsid="00c2140c" officeooo:paragraph-rsid="00c2140c" style:font-weight-asian="normal" style:font-weight-complex="normal"/>
    </style:style>
    <style:style style:name="P73" style:family="paragraph" style:parent-style-name="Standard" style:list-style-name="L4">
      <style:text-properties style:text-underline-style="none" fo:font-weight="normal" officeooo:rsid="00c3ffd5" officeooo:paragraph-rsid="00c3ffd5" style:font-weight-asian="normal" style:font-weight-complex="normal"/>
    </style:style>
    <style:style style:name="P74" style:family="paragraph" style:parent-style-name="Standard" style:list-style-name="L4">
      <style:text-properties style:text-underline-style="none" fo:font-weight="normal" officeooo:rsid="00c8a248" officeooo:paragraph-rsid="00c8a248" style:font-weight-asian="normal" style:font-weight-complex="normal"/>
    </style:style>
    <style:style style:name="P75" style:family="paragraph" style:parent-style-name="Standard" style:list-style-name="L4">
      <style:text-properties style:text-underline-style="none" fo:font-weight="normal" officeooo:rsid="00c8cbdb" officeooo:paragraph-rsid="00c8cbdb" style:font-weight-asian="normal" style:font-weight-complex="normal"/>
    </style:style>
    <style:style style:name="P76" style:family="paragraph" style:parent-style-name="Standard" style:list-style-name="L4">
      <style:text-properties style:text-underline-style="none" fo:font-weight="normal" officeooo:rsid="00ca4d8a" officeooo:paragraph-rsid="00ca4d8a" style:font-weight-asian="normal" style:font-weight-complex="normal"/>
    </style:style>
    <style:style style:name="P77" style:family="paragraph" style:parent-style-name="Standard" style:list-style-name="L4">
      <style:text-properties style:text-underline-style="none" fo:font-weight="normal" officeooo:rsid="00cb985d" officeooo:paragraph-rsid="00cb985d" style:font-weight-asian="normal" style:font-weight-complex="normal"/>
    </style:style>
    <style:style style:name="P78" style:family="paragraph" style:parent-style-name="Standard" style:list-style-name="L4">
      <style:text-properties style:text-underline-style="none" fo:font-weight="normal" officeooo:rsid="00cf8f8e" officeooo:paragraph-rsid="00cf8f8e" style:font-weight-asian="normal" style:font-weight-complex="normal"/>
    </style:style>
    <style:style style:name="P79" style:family="paragraph" style:parent-style-name="Standard" style:list-style-name="L4">
      <style:text-properties style:text-underline-style="none" fo:font-weight="normal" officeooo:rsid="00cf9248" officeooo:paragraph-rsid="00cf9248" style:font-weight-asian="normal" style:font-weight-complex="normal"/>
    </style:style>
    <style:style style:name="P80" style:family="paragraph" style:parent-style-name="Standard" style:list-style-name="L4">
      <style:text-properties style:text-underline-style="none" fo:font-weight="normal" officeooo:rsid="00d2e0b3" officeooo:paragraph-rsid="00d2e0b3" style:font-weight-asian="normal" style:font-weight-complex="normal"/>
    </style:style>
    <style:style style:name="P81" style:family="paragraph" style:parent-style-name="Standard" style:list-style-name="L4">
      <style:text-properties style:text-underline-style="none" fo:font-weight="normal" officeooo:rsid="00d6b329" officeooo:paragraph-rsid="00d6b329" style:font-weight-asian="normal" style:font-weight-complex="normal"/>
    </style:style>
    <style:style style:name="P82" style:family="paragraph" style:parent-style-name="Standard" style:list-style-name="L4">
      <style:text-properties style:text-underline-style="none" fo:font-weight="normal" officeooo:rsid="00d85f65" officeooo:paragraph-rsid="00d85f65" style:font-weight-asian="normal" style:font-weight-complex="normal"/>
    </style:style>
    <style:style style:name="P83" style:family="paragraph" style:parent-style-name="Standard" style:list-style-name="L4">
      <style:text-properties style:text-underline-style="none" fo:font-weight="normal" officeooo:rsid="00da6473" officeooo:paragraph-rsid="00da6473" style:font-weight-asian="normal" style:font-weight-complex="normal"/>
    </style:style>
    <style:style style:name="P84" style:family="paragraph" style:parent-style-name="Standard" style:list-style-name="L4">
      <style:text-properties style:text-underline-style="none" fo:font-weight="normal" officeooo:rsid="00db72e1" officeooo:paragraph-rsid="00db72e1" style:font-weight-asian="normal" style:font-weight-complex="normal"/>
    </style:style>
    <style:style style:name="P85" style:family="paragraph" style:parent-style-name="Standard">
      <style:text-properties style:text-underline-style="none" fo:font-weight="normal" officeooo:rsid="00e55ab2" officeooo:paragraph-rsid="00e55ab2" style:font-weight-asian="normal" style:font-weight-complex="normal"/>
    </style:style>
    <style:style style:name="P86" style:family="paragraph" style:parent-style-name="Standard" style:list-style-name="L5">
      <style:text-properties style:text-underline-style="none" fo:font-weight="normal" officeooo:rsid="00e55ab2" officeooo:paragraph-rsid="00e55ab2" style:font-weight-asian="normal" style:font-weight-complex="normal"/>
    </style:style>
    <style:style style:name="P87" style:family="paragraph" style:parent-style-name="Standard" style:list-style-name="L5">
      <style:text-properties style:text-underline-style="none" fo:font-weight="normal" officeooo:rsid="00e68c5b" officeooo:paragraph-rsid="00e68c5b" style:font-weight-asian="normal" style:font-weight-complex="normal"/>
    </style:style>
    <style:style style:name="P88" style:family="paragraph" style:parent-style-name="Standard">
      <style:text-properties style:text-underline-style="none" fo:font-weight="normal" officeooo:rsid="00e68c5b" officeooo:paragraph-rsid="00e68c5b" style:font-weight-asian="normal" style:font-weight-complex="normal"/>
    </style:style>
    <style:style style:name="P89" style:family="paragraph" style:parent-style-name="Standard">
      <style:text-properties style:text-underline-style="none" fo:font-weight="normal" officeooo:rsid="00e6a154" officeooo:paragraph-rsid="00e6a154" style:font-weight-asian="normal" style:font-weight-complex="normal"/>
    </style:style>
    <style:style style:name="P90" style:family="paragraph" style:parent-style-name="Standard" style:list-style-name="L6">
      <style:text-properties style:text-underline-style="none" fo:font-weight="normal" officeooo:rsid="00e6a154" officeooo:paragraph-rsid="00e6a154" style:font-weight-asian="normal" style:font-weight-complex="normal"/>
    </style:style>
    <style:style style:name="P91" style:family="paragraph" style:parent-style-name="Standard" style:list-style-name="L6">
      <style:text-properties style:text-underline-style="none" fo:font-weight="normal" officeooo:rsid="00e813cd" officeooo:paragraph-rsid="00e813cd" style:font-weight-asian="normal" style:font-weight-complex="normal"/>
    </style:style>
    <style:style style:name="P92" style:family="paragraph" style:parent-style-name="Standard" style:list-style-name="L6">
      <style:text-properties style:text-underline-style="none" fo:font-weight="normal" officeooo:rsid="00e955fe" officeooo:paragraph-rsid="00e955fe" style:font-weight-asian="normal" style:font-weight-complex="normal"/>
    </style:style>
    <style:style style:name="P93" style:family="paragraph" style:parent-style-name="Standard" style:list-style-name="L6">
      <style:text-properties style:text-underline-style="none" fo:font-weight="normal" officeooo:rsid="00e9d272" officeooo:paragraph-rsid="00e9d272" style:font-weight-asian="normal" style:font-weight-complex="normal"/>
    </style:style>
    <style:style style:name="P94" style:family="paragraph" style:parent-style-name="Standard" style:list-style-name="L6">
      <style:text-properties style:text-underline-style="none" fo:font-weight="normal" officeooo:rsid="00ecf328" officeooo:paragraph-rsid="00ecf328" style:font-weight-asian="normal" style:font-weight-complex="normal"/>
    </style:style>
    <style:style style:name="P95" style:family="paragraph" style:parent-style-name="Standard" style:list-style-name="L6">
      <style:text-properties style:text-underline-style="none" fo:font-weight="normal" officeooo:rsid="00eda82a" officeooo:paragraph-rsid="00eda82a" style:font-weight-asian="normal" style:font-weight-complex="normal"/>
    </style:style>
    <style:style style:name="P96" style:family="paragraph" style:parent-style-name="Standard" style:list-style-name="L6">
      <style:text-properties style:text-underline-style="none" fo:font-weight="normal" officeooo:rsid="00ef0368" officeooo:paragraph-rsid="00ef0368" style:font-weight-asian="normal" style:font-weight-complex="normal"/>
    </style:style>
    <style:style style:name="P97" style:family="paragraph" style:parent-style-name="Standard" style:list-style-name="L6">
      <style:text-properties style:text-underline-style="none" fo:font-weight="normal" officeooo:rsid="00f04fc6" officeooo:paragraph-rsid="00f04fc6" style:font-weight-asian="normal" style:font-weight-complex="normal"/>
    </style:style>
    <style:style style:name="P98" style:family="paragraph" style:parent-style-name="Standard" style:list-style-name="L6">
      <style:text-properties style:text-underline-style="none" fo:font-weight="normal" officeooo:rsid="00f13e13" officeooo:paragraph-rsid="00f13e13" style:font-weight-asian="normal" style:font-weight-complex="normal"/>
    </style:style>
    <style:style style:name="P99" style:family="paragraph" style:parent-style-name="Standard" style:list-style-name="L6">
      <style:text-properties style:text-underline-style="none" fo:font-weight="normal" officeooo:rsid="00f461ca" officeooo:paragraph-rsid="00f461ca" style:font-weight-asian="normal" style:font-weight-complex="normal"/>
    </style:style>
    <style:style style:name="P100" style:family="paragraph" style:parent-style-name="Standard">
      <style:text-properties style:text-underline-style="none" fo:font-weight="normal" officeooo:rsid="00f461ca" officeooo:paragraph-rsid="00f461ca" style:font-weight-asian="normal" style:font-weight-complex="normal"/>
    </style:style>
    <style:style style:name="P101" style:family="paragraph" style:parent-style-name="Standard">
      <style:text-properties style:text-underline-style="none" fo:font-weight="normal" officeooo:rsid="00f649c0" officeooo:paragraph-rsid="00f649c0" style:font-weight-asian="normal" style:font-weight-complex="normal"/>
    </style:style>
    <style:style style:name="P102" style:family="paragraph" style:parent-style-name="Standard" style:list-style-name="L7">
      <style:text-properties style:text-underline-style="none" fo:font-weight="normal" officeooo:rsid="00f99db8" officeooo:paragraph-rsid="00f99db8" style:font-weight-asian="normal" style:font-weight-complex="normal"/>
    </style:style>
    <style:style style:name="P103" style:family="paragraph" style:parent-style-name="Standard" style:list-style-name="L7">
      <style:text-properties style:text-underline-style="none" fo:font-weight="normal" officeooo:rsid="00fb931f" officeooo:paragraph-rsid="00fb931f" style:font-weight-asian="normal" style:font-weight-complex="normal"/>
    </style:style>
    <style:style style:name="P104" style:family="paragraph" style:parent-style-name="Standard" style:list-style-name="L7">
      <style:text-properties style:text-underline-style="none" fo:font-weight="normal" officeooo:rsid="010097f7" officeooo:paragraph-rsid="010097f7" style:font-weight-asian="normal" style:font-weight-complex="normal"/>
    </style:style>
    <style:style style:name="P105" style:family="paragraph" style:parent-style-name="Standard">
      <style:text-properties style:text-underline-style="none" fo:font-weight="normal" officeooo:rsid="010097f7" officeooo:paragraph-rsid="010097f7" style:font-weight-asian="normal" style:font-weight-complex="normal"/>
    </style:style>
    <style:style style:name="P106" style:family="paragraph" style:parent-style-name="Standard">
      <style:text-properties style:text-underline-style="none" fo:font-weight="normal" officeooo:rsid="01043eb6" officeooo:paragraph-rsid="01043eb6" style:font-weight-asian="normal" style:font-weight-complex="normal"/>
    </style:style>
    <style:style style:name="P107" style:family="paragraph" style:parent-style-name="Standard" style:list-style-name="L8">
      <style:text-properties style:text-underline-style="none" fo:font-weight="normal" officeooo:rsid="010538e6" officeooo:paragraph-rsid="010538e6" style:font-weight-asian="normal" style:font-weight-complex="normal"/>
    </style:style>
    <style:style style:name="P108" style:family="paragraph" style:parent-style-name="Standard" style:list-style-name="L8">
      <style:text-properties style:text-underline-style="none" fo:font-weight="normal" officeooo:rsid="010855f9" officeooo:paragraph-rsid="010855f9" style:font-weight-asian="normal" style:font-weight-complex="normal"/>
    </style:style>
    <style:style style:name="P109" style:family="paragraph" style:parent-style-name="Standard">
      <style:text-properties style:text-underline-style="none" fo:font-weight="normal" officeooo:rsid="010b5ccb" officeooo:paragraph-rsid="010b5ccb" style:font-weight-asian="normal" style:font-weight-complex="normal"/>
    </style:style>
    <style:style style:name="P110" style:family="paragraph" style:parent-style-name="Standard" style:list-style-name="L8">
      <style:text-properties style:text-underline-style="none" fo:font-weight="normal" officeooo:rsid="010ea354" officeooo:paragraph-rsid="010ea354" style:font-weight-asian="normal" style:font-weight-complex="normal"/>
    </style:style>
    <style:style style:name="P111" style:family="paragraph" style:parent-style-name="Standard" style:list-style-name="L8">
      <style:text-properties style:text-underline-style="none" fo:font-weight="normal" officeooo:rsid="01114f32" officeooo:paragraph-rsid="01114f32" style:font-weight-asian="normal" style:font-weight-complex="normal"/>
    </style:style>
    <style:style style:name="P112" style:family="paragraph" style:parent-style-name="Standard" style:list-style-name="L8">
      <style:text-properties style:text-underline-style="none" fo:font-weight="normal" officeooo:rsid="0114856a" officeooo:paragraph-rsid="0114856a" style:font-weight-asian="normal" style:font-weight-complex="normal"/>
    </style:style>
    <style:style style:name="P113" style:family="paragraph" style:parent-style-name="Standard" style:list-style-name="L8">
      <style:text-properties style:text-underline-style="none" fo:font-weight="normal" officeooo:rsid="011645a7" officeooo:paragraph-rsid="011645a7" style:font-weight-asian="normal" style:font-weight-complex="normal"/>
    </style:style>
    <style:style style:name="P114" style:family="paragraph" style:parent-style-name="Standard">
      <style:text-properties style:text-underline-style="none" fo:font-weight="normal" officeooo:rsid="01184a3d" officeooo:paragraph-rsid="01184a3d" style:font-weight-asian="normal" style:font-weight-complex="normal"/>
    </style:style>
    <style:style style:name="P115" style:family="paragraph" style:parent-style-name="Standard" style:list-style-name="L9">
      <style:text-properties style:text-underline-style="none" fo:font-weight="normal" officeooo:rsid="0119ee21" officeooo:paragraph-rsid="0119ee21" style:font-weight-asian="normal" style:font-weight-complex="normal"/>
    </style:style>
    <style:style style:name="P116" style:family="paragraph" style:parent-style-name="Standard" style:list-style-name="L9">
      <style:text-properties style:text-underline-style="none" fo:font-weight="normal" officeooo:rsid="011b829c" officeooo:paragraph-rsid="011b829c" style:font-weight-asian="normal" style:font-weight-complex="normal"/>
    </style:style>
    <style:style style:name="P117" style:family="paragraph" style:parent-style-name="Standard" style:list-style-name="L9">
      <style:text-properties style:text-underline-style="none" fo:font-weight="normal" officeooo:rsid="011d1db9" officeooo:paragraph-rsid="011d1db9" style:font-weight-asian="normal" style:font-weight-complex="normal"/>
    </style:style>
    <style:style style:name="P118" style:family="paragraph" style:parent-style-name="Standard" style:list-style-name="L9">
      <style:text-properties style:text-underline-style="none" fo:font-weight="normal" officeooo:rsid="011edfcf" officeooo:paragraph-rsid="011edfcf" style:font-weight-asian="normal" style:font-weight-complex="normal"/>
    </style:style>
    <style:style style:name="P119" style:family="paragraph" style:parent-style-name="Standard" style:list-style-name="L9">
      <style:text-properties style:text-underline-style="none" fo:font-weight="normal" officeooo:rsid="01213588" officeooo:paragraph-rsid="01213588" style:font-weight-asian="normal" style:font-weight-complex="normal"/>
    </style:style>
    <style:style style:name="P120" style:family="paragraph" style:parent-style-name="Standard" style:list-style-name="L9">
      <style:text-properties style:text-underline-style="none" fo:font-weight="normal" officeooo:rsid="0122aea4" officeooo:paragraph-rsid="0122aea4" style:font-weight-asian="normal" style:font-weight-complex="normal"/>
    </style:style>
    <style:style style:name="P121" style:family="paragraph" style:parent-style-name="Standard" style:list-style-name="L9">
      <style:text-properties style:text-underline-style="none" fo:font-weight="normal" officeooo:rsid="0123cfd7" officeooo:paragraph-rsid="0123cfd7" style:font-weight-asian="normal" style:font-weight-complex="normal"/>
    </style:style>
    <style:style style:name="P122" style:family="paragraph" style:parent-style-name="Standard">
      <style:text-properties style:text-underline-style="none" fo:font-weight="normal" officeooo:rsid="0123cfd7" officeooo:paragraph-rsid="0123cfd7" style:font-weight-asian="normal" style:font-weight-complex="normal"/>
    </style:style>
    <style:style style:name="P123" style:family="paragraph" style:parent-style-name="Standard">
      <style:text-properties style:text-underline-style="none" fo:font-weight="normal" officeooo:rsid="0126ae5e" officeooo:paragraph-rsid="0126ae5e" style:font-weight-asian="normal" style:font-weight-complex="normal"/>
    </style:style>
    <style:style style:name="P124" style:family="paragraph" style:parent-style-name="Standard" style:list-style-name="L10">
      <style:text-properties style:text-underline-style="none" fo:font-weight="normal" officeooo:rsid="0128745b" officeooo:paragraph-rsid="0128745b" style:font-weight-asian="normal" style:font-weight-complex="normal"/>
    </style:style>
    <style:style style:name="P125" style:family="paragraph" style:parent-style-name="Standard" style:list-style-name="L10">
      <style:text-properties style:text-underline-style="none" fo:font-weight="normal" officeooo:rsid="012a5889" officeooo:paragraph-rsid="012a5889" style:font-weight-asian="normal" style:font-weight-complex="normal"/>
    </style:style>
    <style:style style:name="P126" style:family="paragraph" style:parent-style-name="Standard" style:list-style-name="L10">
      <style:text-properties style:text-underline-style="none" fo:font-weight="normal" officeooo:rsid="012ab896" officeooo:paragraph-rsid="012ab896" style:font-weight-asian="normal" style:font-weight-complex="normal"/>
    </style:style>
    <style:style style:name="P127" style:family="paragraph" style:parent-style-name="Standard" style:list-style-name="L10">
      <style:text-properties style:text-underline-style="none" fo:font-weight="normal" officeooo:rsid="012b0184" officeooo:paragraph-rsid="012b0184" style:font-weight-asian="normal" style:font-weight-complex="normal"/>
    </style:style>
    <style:style style:name="P128" style:family="paragraph" style:parent-style-name="Standard" style:list-style-name="L10">
      <style:text-properties style:text-underline-style="none" fo:font-weight="normal" officeooo:rsid="012d8d49" officeooo:paragraph-rsid="012d8d49" style:font-weight-asian="normal" style:font-weight-complex="normal"/>
    </style:style>
    <style:style style:name="P129" style:family="paragraph" style:parent-style-name="Standard" style:list-style-name="L10">
      <style:text-properties style:text-underline-style="none" fo:font-weight="normal" officeooo:rsid="012d9499" officeooo:paragraph-rsid="012d9499" style:font-weight-asian="normal" style:font-weight-complex="normal"/>
    </style:style>
    <style:style style:name="P130" style:family="paragraph" style:parent-style-name="Standard">
      <style:text-properties style:text-underline-style="none" fo:font-weight="normal" officeooo:rsid="012d9499" officeooo:paragraph-rsid="012d9499" style:font-weight-asian="normal" style:font-weight-complex="normal"/>
    </style:style>
    <style:style style:name="P131" style:family="paragraph" style:parent-style-name="Standard">
      <style:text-properties style:text-underline-style="none" fo:font-weight="normal" officeooo:rsid="012dfb7e" officeooo:paragraph-rsid="012dfb7e" style:font-weight-asian="normal" style:font-weight-complex="normal"/>
    </style:style>
    <style:style style:name="P132" style:family="paragraph" style:parent-style-name="Standard" style:list-style-name="L11">
      <style:text-properties style:text-underline-style="none" fo:font-weight="normal" officeooo:rsid="012f9840" officeooo:paragraph-rsid="012f9840" style:font-weight-asian="normal" style:font-weight-complex="normal"/>
    </style:style>
    <style:style style:name="P133" style:family="paragraph" style:parent-style-name="Standard" style:list-style-name="L11">
      <style:text-properties style:text-underline-style="none" fo:font-weight="normal" officeooo:rsid="0130d9eb" officeooo:paragraph-rsid="0130d9eb" style:font-weight-asian="normal" style:font-weight-complex="normal"/>
    </style:style>
    <style:style style:name="P134" style:family="paragraph" style:parent-style-name="Standard" style:list-style-name="L11">
      <style:text-properties style:text-underline-style="none" fo:font-weight="normal" officeooo:rsid="013298a7" officeooo:paragraph-rsid="013298a7" style:font-weight-asian="normal" style:font-weight-complex="normal"/>
    </style:style>
    <style:style style:name="P135" style:family="paragraph" style:parent-style-name="Standard">
      <style:text-properties style:text-underline-style="none" fo:font-weight="normal" officeooo:rsid="013812cf" officeooo:paragraph-rsid="013812cf" style:font-weight-asian="normal" style:font-weight-complex="normal"/>
    </style:style>
    <style:style style:name="P136" style:family="paragraph" style:parent-style-name="Standard" style:list-style-name="L12">
      <style:text-properties style:text-underline-style="none" fo:font-weight="normal" officeooo:rsid="013b7ac8" officeooo:paragraph-rsid="013b7ac8" style:font-weight-asian="normal" style:font-weight-complex="normal"/>
    </style:style>
    <style:style style:name="P137" style:family="paragraph" style:parent-style-name="Standard" style:list-style-name="L12">
      <style:text-properties style:text-underline-style="none" fo:font-weight="normal" officeooo:rsid="013d50eb" officeooo:paragraph-rsid="013d50eb" style:font-weight-asian="normal" style:font-weight-complex="normal"/>
    </style:style>
    <style:style style:name="P138" style:family="paragraph" style:parent-style-name="Standard" style:list-style-name="L12">
      <style:text-properties style:text-underline-style="none" fo:font-weight="normal" officeooo:rsid="0140e33f" officeooo:paragraph-rsid="0140e33f" style:font-weight-asian="normal" style:font-weight-complex="normal"/>
    </style:style>
    <style:style style:name="P139" style:family="paragraph" style:parent-style-name="Standard">
      <style:text-properties style:text-underline-style="none" fo:font-weight="normal" officeooo:rsid="0140e33f" officeooo:paragraph-rsid="0140e33f" style:font-weight-asian="normal" style:font-weight-complex="normal"/>
    </style:style>
    <style:style style:name="P140" style:family="paragraph" style:parent-style-name="Standard" style:list-style-name="L13">
      <style:text-properties style:text-underline-style="none" fo:font-weight="normal" officeooo:rsid="01476190" officeooo:paragraph-rsid="01476190" style:font-weight-asian="normal" style:font-weight-complex="normal"/>
    </style:style>
    <style:style style:name="P141" style:family="paragraph" style:parent-style-name="Standard" style:list-style-name="L13">
      <style:text-properties style:text-underline-style="none" fo:font-weight="normal" officeooo:rsid="0148bcd8" officeooo:paragraph-rsid="0148bcd8" style:font-weight-asian="normal" style:font-weight-complex="normal"/>
    </style:style>
    <style:style style:name="P142" style:family="paragraph" style:parent-style-name="Standard" style:list-style-name="L13">
      <style:text-properties style:text-underline-style="none" fo:font-weight="normal" officeooo:rsid="014b3954" officeooo:paragraph-rsid="014b3954" style:font-weight-asian="normal" style:font-weight-complex="normal"/>
    </style:style>
    <style:style style:name="P143" style:family="paragraph" style:parent-style-name="Standard" style:list-style-name="L13">
      <style:text-properties style:text-underline-style="none" fo:font-weight="normal" officeooo:rsid="014cee28" officeooo:paragraph-rsid="014cee28" style:font-weight-asian="normal" style:font-weight-complex="normal"/>
    </style:style>
    <style:style style:name="P144" style:family="paragraph" style:parent-style-name="Standard" style:list-style-name="L13">
      <style:text-properties style:text-underline-style="none" fo:font-weight="normal" officeooo:rsid="014f9f80" officeooo:paragraph-rsid="014f9f80" style:font-weight-asian="normal" style:font-weight-complex="normal"/>
    </style:style>
    <style:style style:name="P145" style:family="paragraph" style:parent-style-name="Standard" style:list-style-name="L13">
      <style:text-properties style:text-underline-style="none" fo:font-weight="normal" officeooo:rsid="0153293f" officeooo:paragraph-rsid="0153293f" style:font-weight-asian="normal" style:font-weight-complex="normal"/>
    </style:style>
    <style:style style:name="P146" style:family="paragraph" style:parent-style-name="Standard" style:list-style-name="L13">
      <style:text-properties style:text-underline-style="none" fo:font-weight="normal" officeooo:rsid="01536b13" officeooo:paragraph-rsid="01536b13" style:font-weight-asian="normal" style:font-weight-complex="normal"/>
    </style:style>
    <style:style style:name="P147" style:family="paragraph" style:parent-style-name="Standard" style:list-style-name="L13">
      <style:text-properties style:text-underline-style="none" fo:font-weight="normal" officeooo:rsid="0154ad02" officeooo:paragraph-rsid="0154ad02" style:font-weight-asian="normal" style:font-weight-complex="normal"/>
    </style:style>
    <style:style style:name="P148" style:family="paragraph" style:parent-style-name="Standard" style:list-style-name="L13">
      <style:text-properties style:text-underline-style="none" fo:font-weight="normal" officeooo:rsid="01569d41" officeooo:paragraph-rsid="01569d41" style:font-weight-asian="normal" style:font-weight-complex="normal"/>
    </style:style>
    <style:style style:name="P149" style:family="paragraph" style:parent-style-name="Standard">
      <style:text-properties style:text-underline-style="none" fo:font-weight="bold" officeooo:rsid="015e5b92" officeooo:paragraph-rsid="015e5b92" style:font-weight-asian="bold" style:font-weight-complex="bold"/>
    </style:style>
    <style:style style:name="P150" style:family="paragraph" style:parent-style-name="Standard" style:list-style-name="L2">
      <style:text-properties officeooo:paragraph-rsid="00aae62c"/>
    </style:style>
    <style:style style:name="P151" style:family="paragraph" style:parent-style-name="Standard" style:list-style-name="L2">
      <style:text-properties officeooo:rsid="00aeb87d" officeooo:paragraph-rsid="00aeb87d"/>
    </style:style>
    <style:style style:name="P152" style:family="paragraph" style:parent-style-name="Standard" style:list-style-name="L2">
      <style:text-properties officeooo:rsid="00afa204" officeooo:paragraph-rsid="00afa204"/>
    </style:style>
    <style:style style:name="P153" style:family="paragraph" style:parent-style-name="Standard">
      <style:text-properties style:text-underline-style="solid" style:text-underline-width="auto" style:text-underline-color="font-color" fo:font-weight="normal" officeooo:rsid="00b1f1ee" officeooo:paragraph-rsid="00b1f1ee"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bac20d" officeooo:paragraph-rsid="00b30c99"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1458d87" officeooo:paragraph-rsid="01458d87"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9da0de" officeooo:paragraph-rsid="009da0de"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8d2a0f" officeooo:paragraph-rsid="008d2a0f"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8189a4" officeooo:paragraph-rsid="008189a4"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2c4b88" officeooo:paragraph-rsid="002c4b88" style:font-weight-asian="normal" style:font-weight-complex="normal"/>
    </style:style>
    <style:style style:name="T1" style:family="text">
      <style:text-properties officeooo:rsid="001b42b2"/>
    </style:style>
    <style:style style:name="T2" style:family="text">
      <style:text-properties officeooo:rsid="001dd94c"/>
    </style:style>
    <style:style style:name="T3" style:family="text">
      <style:text-properties officeooo:rsid="001e4ee5"/>
    </style:style>
    <style:style style:name="T4" style:family="text">
      <style:text-properties officeooo:rsid="0022aafd"/>
    </style:style>
    <style:style style:name="T5" style:family="text">
      <style:text-properties officeooo:rsid="002443d0"/>
    </style:style>
    <style:style style:name="T6" style:family="text">
      <style:text-properties officeooo:rsid="0027fe27"/>
    </style:style>
    <style:style style:name="T7" style:family="text">
      <style:text-properties officeooo:rsid="0028fd6c"/>
    </style:style>
    <style:style style:name="T8" style:family="text">
      <style:text-properties officeooo:rsid="0029fcd9"/>
    </style:style>
    <style:style style:name="T9" style:family="text">
      <style:text-properties officeooo:rsid="002d9295"/>
    </style:style>
    <style:style style:name="T10" style:family="text">
      <style:text-properties officeooo:rsid="002f361c"/>
    </style:style>
    <style:style style:name="T11" style:family="text">
      <style:text-properties officeooo:rsid="00339b1b"/>
    </style:style>
    <style:style style:name="T12" style:family="text">
      <style:text-properties officeooo:rsid="00384b97"/>
    </style:style>
    <style:style style:name="T13" style:family="text">
      <style:text-properties officeooo:rsid="00394524"/>
    </style:style>
    <style:style style:name="T14" style:family="text">
      <style:text-properties officeooo:rsid="003caace"/>
    </style:style>
    <style:style style:name="T15" style:family="text">
      <style:text-properties officeooo:rsid="00420efe"/>
    </style:style>
    <style:style style:name="T16" style:family="text">
      <style:text-properties officeooo:rsid="0042fac3"/>
    </style:style>
    <style:style style:name="T17" style:family="text">
      <style:text-properties officeooo:rsid="0043d13f"/>
    </style:style>
    <style:style style:name="T18" style:family="text">
      <style:text-properties officeooo:rsid="00455e05"/>
    </style:style>
    <style:style style:name="T19" style:family="text">
      <style:text-properties officeooo:rsid="0054dd8d"/>
    </style:style>
    <style:style style:name="T20" style:family="text">
      <style:text-properties officeooo:rsid="00575719"/>
    </style:style>
    <style:style style:name="T21" style:family="text">
      <style:text-properties officeooo:rsid="0059f019"/>
    </style:style>
    <style:style style:name="T22" style:family="text">
      <style:text-properties officeooo:rsid="005bb5c7"/>
    </style:style>
    <style:style style:name="T23" style:family="text">
      <style:text-properties officeooo:rsid="006526c4"/>
    </style:style>
    <style:style style:name="T24" style:family="text">
      <style:text-properties officeooo:rsid="0065f56a"/>
    </style:style>
    <style:style style:name="T25" style:family="text">
      <style:text-properties officeooo:rsid="00704c7a"/>
    </style:style>
    <style:style style:name="T26" style:family="text">
      <style:text-properties officeooo:rsid="00720ac7"/>
    </style:style>
    <style:style style:name="T27" style:family="text">
      <style:text-properties officeooo:rsid="00722744"/>
    </style:style>
    <style:style style:name="T28" style:family="text">
      <style:text-properties officeooo:rsid="007c8c33"/>
    </style:style>
    <style:style style:name="T29" style:family="text">
      <style:text-properties fo:font-weight="normal" style:font-weight-asian="normal" style:font-weight-complex="normal"/>
    </style:style>
    <style:style style:name="T30" style:family="text">
      <style:text-properties fo:font-weight="normal" officeooo:rsid="0083bba7" style:font-weight-asian="normal" style:font-weight-complex="normal"/>
    </style:style>
    <style:style style:name="T31" style:family="text">
      <style:text-properties fo:font-weight="normal" officeooo:rsid="0084b0f6" style:font-weight-asian="normal" style:font-weight-complex="normal"/>
    </style:style>
    <style:style style:name="T32" style:family="text">
      <style:text-properties officeooo:rsid="0080b8b9"/>
    </style:style>
    <style:style style:name="T33" style:family="text">
      <style:text-properties officeooo:rsid="0090e1b2"/>
    </style:style>
    <style:style style:name="T34" style:family="text">
      <style:text-properties officeooo:rsid="00913b2e"/>
    </style:style>
    <style:style style:name="T35" style:family="text">
      <style:text-properties officeooo:rsid="00924040"/>
    </style:style>
    <style:style style:name="T36" style:family="text">
      <style:text-properties officeooo:rsid="00979fa0"/>
    </style:style>
    <style:style style:name="T37" style:family="text">
      <style:text-properties officeooo:rsid="0097eaa2"/>
    </style:style>
    <style:style style:name="T38" style:family="text">
      <style:text-properties officeooo:rsid="00999340"/>
    </style:style>
    <style:style style:name="T39" style:family="text">
      <style:text-properties officeooo:rsid="00a2ccc3"/>
    </style:style>
    <style:style style:name="T40" style:family="text">
      <style:text-properties officeooo:rsid="00a2d526"/>
    </style:style>
    <style:style style:name="T41" style:family="text">
      <style:text-properties officeooo:rsid="00a660e5"/>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aae62c" style:font-weight-asian="normal" style:font-weight-complex="normal"/>
    </style:style>
    <style:style style:name="T44" style:family="text">
      <style:text-properties style:text-underline-style="none" fo:font-weight="normal" officeooo:rsid="00ad7549" style:font-weight-asian="normal" style:font-weight-complex="normal"/>
    </style:style>
    <style:style style:name="T45" style:family="text">
      <style:text-properties style:text-underline-style="none" fo:font-weight="normal" officeooo:rsid="00b003b8" style:font-weight-asian="normal" style:font-weight-complex="normal"/>
    </style:style>
    <style:style style:name="T46" style:family="text">
      <style:text-properties officeooo:rsid="00bfbb84"/>
    </style:style>
    <style:style style:name="T47" style:family="text">
      <style:text-properties officeooo:rsid="00c52e55"/>
    </style:style>
    <style:style style:name="T48" style:family="text">
      <style:text-properties officeooo:rsid="00db93f3"/>
    </style:style>
    <style:style style:name="T49" style:family="text">
      <style:text-properties officeooo:rsid="00e8b98e"/>
    </style:style>
    <style:style style:name="T50" style:family="text">
      <style:text-properties officeooo:rsid="00fcd6bb"/>
    </style:style>
    <style:style style:name="T51" style:family="text">
      <style:text-properties officeooo:rsid="0106b57f"/>
    </style:style>
    <style:style style:name="T52" style:family="text">
      <style:text-properties officeooo:rsid="010b5ccb"/>
    </style:style>
    <style:style style:name="T53" style:family="text">
      <style:text-properties officeooo:rsid="010ff8b5"/>
    </style:style>
    <style:style style:name="T54" style:family="text">
      <style:text-properties officeooo:rsid="0110cb0f"/>
    </style:style>
    <style:style style:name="T55" style:family="text">
      <style:text-properties officeooo:rsid="01171e0d"/>
    </style:style>
    <style:style style:name="T56" style:family="text">
      <style:text-properties officeooo:rsid="013da4ab"/>
    </style:style>
    <style:style style:name="T57" style:family="text">
      <style:text-properties officeooo:rsid="013e572c"/>
    </style:style>
    <style:style style:name="T58" style:family="text">
      <style:text-properties officeooo:rsid="013f472b"/>
    </style:style>
    <style:style style:name="T59" style:family="text">
      <style:text-properties officeooo:rsid="0149a5f5"/>
    </style:style>
    <style:style style:name="T60" style:family="text">
      <style:text-properties officeooo:rsid="014c0f2f"/>
    </style:style>
    <style:style style:name="T61" style:family="text">
      <style:text-properties officeooo:rsid="0151b6b4"/>
    </style:style>
    <style:style style:name="T62" style:family="text">
      <style:text-properties officeooo:rsid="01532aa7"/>
    </style:style>
    <style:style style:name="T63" style:family="text">
      <style:text-properties officeooo:rsid="0154c91e"/>
    </style:style>
    <style:style style:name="T64" style:family="text">
      <style:text-properties officeooo:rsid="01566a1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S foundational theory</text:p>
      <text:p text:style-name="P2"/>
      <text:p text:style-name="P23">AWS provide compute services. Compute services being different services and resources to be able to interact in the cloud. So various server programs. Such as:</text:p>
      <text:p text:style-name="P23"/>
      <text:list text:style-name="L1">
        <text:list-item>
          <text:p text:style-name="P57">Amazon EC2(Elastic Compute Cloud). These are virtual machines which can be accessed across the internet running on virtual servers, being the cloud. <text:span text:style-name="T1">Similiar to virtual box, we can create running virtual machines using the EC2 service. And configure our virtual machine, such as the specifications for the hardware, the operating system on it etc.</text:span></text:p>
        </text:list-item>
        <text:list-item>
          <text:p text:style-name="P58">AWS lambda is what is known as a serverless computing service. Meaning we don’t have to deal with managing servers and provisioning for our code, We can deploy onto a lambda service which automatically performs actions in response to events.</text:p>
        </text:list-item>
        <text:list-item>
          <text:p text:style-name="P59">Amazon ECS(Elastic Container service) <text:span text:style-name="T2">is a useful service when we want to perform want is known as container orchestration, managing and coordinating containers across a network of hosts in a distributed environment. <text:s/>And this service helps us , for instance if we wanted to use docker swarm and perform container orchestration, ECS helps with this </text:span><text:span text:style-name="T3">allowing us to run docker containers at scale.</text:span></text:p>
        </text:list-item>
        <text:list-item>
          <text:p text:style-name="P60">AWS Batch is a service used for running batch computing workloads. Depending on the batch job it helps automatically scale resources based on the demands of the batch job currently being executed. Batch is useful for job scheduling needs.</text:p>
        </text:list-item>
        <text:list-item>
          <text:p text:style-name="P61">AWS Auto scaling service allows us to easily scale things, for example our EC2 virtual machines <text:span text:style-name="T4">or scale our ECS orchestration maybe we want to add another subnet for example of cluster nodes. </text:span><text:span text:style-name="T5">This service is great for scaling up and down resources in response to change.</text:span></text:p>
        </text:list-item>
        <text:list-item>
          <text:p text:style-name="P62">AWS Fargate is a serverless service for containers and allows to launch and manage container applications without having to deal with any of the underlying infrastructure.</text:p>
        </text:list-item>
      </text:list>
      <text:p text:style-name="P24"/>
      <text:p text:style-name="P25">These are some of the basic compute services provided by AWS as a cloud provider. It’s analogous to a landlord, they have servers and we get to rent some virtual land , such as creating our own virtual private network, <text:span text:style-name="T6">and have complete access to it over the internet </text:span><text:span text:style-name="T7">and use the virtual servers. </text:span><text:span text:style-name="T8">We can </text:span></text:p>
      <text:p text:style-name="P25"/>
      <text:p text:style-name="P26">Reference: <text:a xlink:type="simple" xlink:href="https://chat.openai.com/?model=text-davinci-002-render-sha" text:style-name="Internet_20_link" text:visited-style-name="Visited_20_Internet_20_Link">https://chat.openai.com/?model=text-davinci-002-render-sha</text:a></text:p>
      <text:p text:style-name="P26"><text:tab/>“what is compute in aws”</text:p>
      <text:p text:style-name="P26"/>
      <text:p text:style-name="P3">What is an AMI</text:p>
      <text:p text:style-name="P3"/>
      <text:p text:style-name="P27">An AMI is essentially a virtual machine image. Which we can create EC2 virtual machine instances based off the images, such as ubuntu machine image or a windows <text:span text:style-name="T9">machine image, </text:span><text:span text:style-name="T10">which are configured from the operating system and hardware up.</text:span></text:p>
      <text:p text:style-name="P28"/>
      <text:p text:style-name="P29">We can then configure our instances architecture type, how many cpu cores, how much memory and how much storage , networking,<text:span text:style-name="T11">security groups</text:span> etc. <text:span text:style-name="T12">Amazon organizes images into instance types, which have differing hardware </text:span><text:span text:style-name="T13">options.</text:span></text:p>
      <text:p text:style-name="P29"/>
      <text:p text:style-name="P4">ECS service</text:p>
      <text:p text:style-name="P4"/>
      <text:p text:style-name="P30">We mentioned prior how this service helps to run container orchestration such as docker containers across a cluster of EC2 instances, <text:span text:style-name="T14">This service provides an abstraction level for ease of use and in doing so passes the respnosibility to AWS fargate service, which mentioned before is serverless and allow to run containers without having to worry about the architecture or response.</text:span></text:p>
      <text:p text:style-name="P29"/>
      <text:p text:style-name="P5"><text:soft-page-break/>AWS fargate</text:p>
      <text:p text:style-name="P5"/>
      <text:p text:style-name="P31">AWS fargate is an egine which Allows ECS to run containers without to manage and provision instances and clusters for the containers which need to be deployed.</text:p>
      <text:p text:style-name="P31"/>
      <text:p text:style-name="P29"/>
      <text:p text:style-name="P6">Docker</text:p>
      <text:p text:style-name="P6"/>
      <text:p text:style-name="P32">Docker gives us the ability to install and distribute applications using Containers and automation to install and deploy. <text:span text:style-name="T15">A container holds everything an application needs to run from within its container package. </text:span><text:span text:style-name="T16">It’s analogous to a shipping container. Everything the application requires to live is inside the container, it can’t live without it. </text:span><text:span text:style-name="T17">It doesn’t include an operating system in the container, thus reducing overhead. </text:span><text:span text:style-name="T18">This container is useful for application portability and deploying applications on machines.</text:span></text:p>
      <text:p text:style-name="P26"/>
      <text:p text:style-name="P7">Elastic Container Registry (ECR)</text:p>
      <text:p text:style-name="P7"/>
      <text:p text:style-name="P33">ECR service stores and manages docker images in a secure manner. This is a fully managed service and thus we leave aws to deal with the provision of infrastructure. </text:p>
      <text:p text:style-name="P33"/>
      <text:p text:style-name="P34">A use case for this service are developers managing their library of docker images, they can use this service to store them securely in the aws cloud.</text:p>
      <text:p text:style-name="P34"/>
      <text:p text:style-name="P8">EKS Elastic container service for kubernetes</text:p>
      <text:p text:style-name="P8"/>
      <text:p text:style-name="P35">It’s an open source container orchestration tool used to automate,deploy,scale and manage containerized applications. <text:span text:style-name="T19">It’s a container management tool. </text:span><text:span text:style-name="T20">Like Docker. </text:span><text:span text:style-name="T21">It can scale to millions of containers and its container-runtime agnostic, </text:span><text:span text:style-name="T22">meaning we can run docker containers with it.</text:span></text:p>
      <text:p text:style-name="P35"/>
      <text:p text:style-name="P36">AWS provide this service which makes it easier to use kubernetes across our AWS infrastructure and AWS takes care of the running the kubernetes management infrastructure using the control plane.</text:p>
      <text:p text:style-name="P36"/>
      <text:p text:style-name="P36"/>
      <text:p text:style-name="P9">AWS Elastic BEANSTALK</text:p>
      <text:p text:style-name="P9"/>
      <text:p text:style-name="P37">A service <text:span text:style-name="T23">taking uploaded code</text:span> which automatically provisions and deploys the required resources <text:span text:style-name="T23">and infrastructure needed for to run the uploaded application code. </text:span><text:span text:style-name="T24">It provisions and deploys the required AWS resources to make the web application operational such as EC2, Auto scaling, application monitoring, elastic load balancing etc.</text:span></text:p>
      <text:p text:style-name="P37"/>
      <text:p text:style-name="P38">A use case for this, are developers who are new to the cloud, and just want a simplified way of being able to their application code in the cloud.</text:p>
      <text:p text:style-name="P38"/>
      <text:p text:style-name="P10">AWS Lambda</text:p>
      <text:p text:style-name="P10"/>
      <text:p text:style-name="P39">A serverless compute service with the use case of <text:span text:style-name="T25">running</text:span> application<text:span text:style-name="T25">s</text:span> without having to manage EC2 instances <text:span text:style-name="T25">which the application is running on. </text:span><text:span text:style-name="T26">Serverless, we don’t have to worry about the typical server management, that’s left up to AWS. </text:span><text:span text:style-name="T27">We don’t have to worry about provisioning etc.</text:span></text:p>
      <text:p text:style-name="P39"/>
      <text:p text:style-name="P11">AWS Batch</text:p>
      <text:p text:style-name="P11"/>
      <text:p text:style-name="P40"><text:soft-page-break/>Batch Tasks are Tasks with a large lists of smaller tasks being operating on by the computer as one single file to operate on. <text:span text:style-name="T28">Performing a number of tasks in a short period of time.</text:span></text:p>
      <text:p text:style-name="P40"/>
      <text:p text:style-name="P12">Amazon light <text:span text:style-name="T32">sail</text:span></text:p>
      <text:p text:style-name="P12"/>
      <text:p text:style-name="P41">Provides a virtual private server for us to use.</text:p>
      <text:p text:style-name="P11"/>
      <text:p text:style-name="P38"/>
      <text:p text:style-name="P55">Reference: <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42">QA</text:p>
      <text:p text:style-name="P42"/>
      <text:p text:style-name="P13">What is an Elastic load balancer</text:p>
      <text:p text:style-name="P13"/>
      <text:p text:style-name="P56"><text:span text:style-name="T29">it manages and controls the inbound traffic and routes them to </text:span><text:span text:style-name="T30">a group of targets by dividing the requests evenly between the targeted resource group. </text:span><text:span text:style-name="T31">Thus dividing workload across multiple servers in case one fails or there is too much traffic etc.</text:span></text:p>
      <text:p text:style-name="P43"/>
      <text:p text:style-name="P43"/>
      <text:p text:style-name="P14">AWS global infrastructure</text:p>
      <text:p text:style-name="P14"/>
      <text:p text:style-name="P44">Which consists of: Availability Zones, Regions, Edge Locations and Regional Edge Caches.</text:p>
      <text:p text:style-name="P44"/>
      <text:p text:style-name="P45">It’s important to understand this theory if we are deploying any type of service with <text:s/>AWS.</text:p>
      <text:p text:style-name="P45"/>
      <text:p text:style-name="P46">Availability zones are where the physical servers will reside, in some sort of geographical location such as a city, Availability zones can contain one or more data centers. <text:span text:style-name="T33">Availability zones can communicate through low latency resilient fiber connectivity. And doing so and grouping them into a region. </text:span><text:span text:style-name="T34">Because it contains multiple data centers.</text:span></text:p>
      <text:p text:style-name="P46"/>
      <text:p text:style-name="P47">Having availability zones, more than one server is important for our applications, such as too much traffic, the server dying,software crashes, thus having multiple machines can help maintain availability of our infrastructure isn’t compromised. <text:span text:style-name="T35">Furthermore allows us to create highly available and resilient applications and services.</text:span></text:p>
      <text:p text:style-name="P47"/>
      <text:p text:style-name="P15">AWS Global infrastructure: Regions</text:p>
      <text:p text:style-name="P15"/>
      <text:p text:style-name="P48">A region is a collection of availability zones that share the same geograpical location, or at least an Availabilty zone with a geographicl location closed to each other.</text:p>
      <text:p text:style-name="P48"/>
      <text:p text:style-name="P16">AWS Global infrastructure: Edge locations</text:p>
      <text:p text:style-name="P16"/>
      <text:p text:style-name="P49">Edge cases are AWS sites running in cities and densely populated areas, and outnumber the number of availability zones. <text:span text:style-name="T36">Edge locations are not used to deploy main infrastructure but used by services such as Mazon cloud front aws lbda etc. </text:span><text:span text:style-name="T37">Thus mainly used by end users who are using the aws services for their own personal interests most likely. </text:span><text:span text:style-name="T38">Using cloudfront origin servers and edge locations.</text:span></text:p>
      <text:p text:style-name="P49"/>
      <text:p text:style-name="P17">AWS Global infrastructure: Regional Edge Cache</text:p>
      <text:p text:style-name="P17"/>
      <text:p text:style-name="P50">Edge locations make use of a middle man between the CloudFront Origin servers and edge locations. They exist to retain and hold data to then be accessed and referred to by the edge location <text:soft-page-break/>if it requires information, thus reducing the time in half. This is because data expires from the cache at the edge locations.</text:p>
      <text:p text:style-name="P18"/>
      <text:p text:style-name="P18">Data storage types</text:p>
      <text:p text:style-name="P18"/>
      <text:p text:style-name="P51">block storage is when data is stored in blocks, which are in turn stored on a volume attatched to an instance. They provide low latency data access and comparable to DAS storage.</text:p>
      <text:p text:style-name="P51"/>
      <text:p text:style-name="P52">File storage is when data is stored in a file system, comparable to NAS storage and shared access is provided for multiple users.</text:p>
      <text:p text:style-name="P52"/>
      <text:p text:style-name="P53">Object storage is when we store objects in a flat address space. Binary. Objects are referenced by a unique key and objects can contain metadata to help identify the object.</text:p>
      <text:p text:style-name="P53"/>
      <text:p text:style-name="P54">We can create S3 buckets in aws , which is storage, it supports up to 5 terabytes. <text:span text:style-name="T39">Buckets use an object storing system and don’t conform to any sort of hierarchy, like in a file system. </text:span><text:span text:style-name="T40">S3 is a regional service, and you must declare the region for your storage service. </text:span><text:span text:style-name="T41">By default a normal aws account can have up to 100 buckets.</text:span></text:p>
      <text:p text:style-name="P54"/>
      <text:p text:style-name="P54"/>
      <text:p text:style-name="P19">EC2 instance storage</text:p>
      <text:p text:style-name="P19"/>
      <text:list text:style-name="L2">
        <text:list-item>
          <text:p text:style-name="P150"><text:span text:style-name="T43">This type of storage provides ephemeral storage essentially temporary memory </text:span><text:span text:style-name="T44">it’s volatile, similar characteristics to ram.</text:span></text:p>
        </text:list-item>
        <text:list-item>
          <text:p text:style-name="P151"><text:span text:style-name="T43">A </text:span><text:span text:style-name="T42">reason to use this is the no additional cost for storage as it’s included in the instance price.</text:span></text:p>
        </text:list-item>
        <text:list-item>
          <text:p text:style-name="P152"><text:span text:style-name="T42">Offer high I/O speed, </text:span><text:span text:style-name="T45">because it’s closer to the CPU.</text:span></text:p>
        </text:list-item>
        <text:list-item>
          <text:p text:style-name="P63">Instance store volumes are useful as a cache for changing data without the need for retention.</text:p>
        </text:list-item>
      </text:list>
      <text:p text:style-name="P64"/>
      <text:p text:style-name="P153">Elastic block service</text:p>
      <text:p text:style-name="P153"/>
      <text:list text:style-name="L3">
        <text:list-item>
          <text:p text:style-name="P65">Allows us to access EC2 storage through EBS (elastic block service) volumes.</text:p>
        </text:list-item>
        <text:list-item>
          <text:p text:style-name="P66">EBS provides persistent and durable block level storage</text:p>
        </text:list-item>
        <text:list-item>
          <text:p text:style-name="P66">A flexible service for managing data.</text:p>
        </text:list-item>
        <text:list-item>
          <text:p text:style-name="P67">EBS volumes would then be attached to the instance.</text:p>
        </text:list-item>
        <text:list-item>
          <text:p text:style-name="P67">EBS volumes are independent from EC2 instance.</text:p>
        </text:list-item>
      </text:list>
      <text:p text:style-name="P68"/>
      <text:p text:style-name="P154"/>
      <text:p text:style-name="P154"/>
      <text:p text:style-name="P85">S3 security policies:</text:p>
      <text:list text:style-name="L5">
        <text:list-item>
          <text:p text:style-name="P86">Bucket policies</text:p>
        </text:list-item>
        <text:list-item>
          <text:p text:style-name="P86">Access control lists</text:p>
        </text:list-item>
        <text:list-item>
          <text:p text:style-name="P86">data encryption</text:p>
        </text:list-item>
        <text:list-item>
          <text:p text:style-name="P86">ssl support</text:p>
        </text:list-item>
        <text:list-item>
          <text:p text:style-name="P87">Pricing is primarily based on the amount of used storage and data transfer costs.</text:p>
        </text:list-item>
      </text:list>
      <text:p text:style-name="P88"/>
      <text:p text:style-name="P89">Amazon Glacier:</text:p>
      <text:list text:style-name="L6">
        <text:list-item>
          <text:p text:style-name="P90">Low cost, long term storage solution designed for long term archiving and backups.</text:p>
        </text:list-item>
        <text:list-item>
          <text:p text:style-name="P91">Durable, but cheaper than S<text:span text:style-name="T49">3.</text:span></text:p>
        </text:list-item>
        <text:list-item>
          <text:p text:style-name="P92">Data structure design is built around Vaults and Archives</text:p>
        </text:list-item>
        <text:list-item>
          <text:p text:style-name="P93">A vault is just a container for glacier archives.</text:p>
        </text:list-item>
        <text:list-item>
          <text:p text:style-name="P94">Unlimited archives</text:p>
        </text:list-item>
        <text:list-item>
          <text:p text:style-name="P95"><text:soft-page-break/>You have to use a web API to move data within a vault, and the console application can only create vaults.</text:p>
        </text:list-item>
        <text:list-item>
          <text:p text:style-name="P96">3 different retrieval options: </text:p>
          <text:list>
            <text:list-item>
              <text:p text:style-name="P96">Exedpited</text:p>
            </text:list-item>
            <text:list-item>
              <text:p text:style-name="P96">Standard</text:p>
            </text:list-item>
            <text:list-item>
              <text:p text:style-name="P96">Bulk</text:p>
            </text:list-item>
          </text:list>
        </text:list-item>
        <text:list-item>
          <text:p text:style-name="P97">Encryption enabled by default AES-256 algorithm.</text:p>
        </text:list-item>
        <text:list-item>
          <text:p text:style-name="P98">Access control is controlled through IAM access policies and vault lock policies.</text:p>
        </text:list-item>
        <text:list-item>
          <text:p text:style-name="P99">You’re charged for data transfer costs, other then that the price is the same irrespective of storage used.</text:p>
        </text:list-item>
      </text:list>
      <text:p text:style-name="P100"/>
      <text:p text:style-name="P101">EC2 instance store volumes:</text:p>
      <text:list text:style-name="L7">
        <text:list-item>
          <text:p text:style-name="P102">Physically located on the same host that is running the EC2 instance</text:p>
        </text:list-item>
        <text:list-item>
          <text:p text:style-name="P102">provides ephermeral storage for EC2 instances.</text:p>
        </text:list-item>
        <text:list-item>
          <text:p text:style-name="P103">Should not use to store sensitive data, <text:span text:style-name="T50">because the data is volatile if stopped or terminated, the exception being is if the instance is rebooted, thus it’s not volatile, and doesn’t disappear.</text:span></text:p>
        </text:list-item>
        <text:list-item>
          <text:p text:style-name="P104">Storage is included in the EC2 instance price</text:p>
        </text:list-item>
        <text:list-item>
          <text:p text:style-name="P104">high I/O speed.</text:p>
        </text:list-item>
      </text:list>
      <text:p text:style-name="P105"/>
      <text:p text:style-name="P106">Elastic block store:</text:p>
      <text:list xml:id="list1332018084" text:style-name="L8">
        <text:list-item>
          <text:p text:style-name="P107"><text:span text:style-name="T51">provides </text:span>block level storage for your EC2 instances.</text:p>
        </text:list-item>
        <text:list-item>
          <text:p text:style-name="P108">The data storage is persistent.</text:p>
        </text:list-item>
        <text:list-item>
          <text:p text:style-name="P108">One one EBS volume can be attached to a single EC2 instance. <text:span text:style-name="T52">However it doesn’t stop you from attaching multiple volumes to an instance.</text:span></text:p>
        </text:list-item>
        <text:list-item>
          <text:p text:style-name="P110"><text:span text:style-name="T53">EBS snapshots provide </text:span>Provide a point in time backup</text:p>
        </text:list-item>
        <text:list-item>
          <text:p text:style-name="P110">can create a new volume fr<text:span text:style-name="T54">o</text:span>m a snapshot</text:p>
        </text:list-item>
        <text:list-item>
          <text:p text:style-name="P111">Writes are replicated multiple times within a single availability zone</text:p>
        </text:list-item>
        <text:list-item>
          <text:p text:style-name="P111">EBS volumes are only available in a single availability zone.</text:p>
        </text:list-item>
        <text:list-item>
          <text:p text:style-name="P112">Storage provisions is bulled to you on a per second basis, this also applies to EBS snapshots</text:p>
        </text:list-item>
        <text:list-item>
          <text:p text:style-name="P113">encrypts data at all stages of travel. <text:span text:style-name="T55">And encrypted volumes will produce encrypted snapshots.</text:span></text:p>
        </text:list-item>
        <text:list-item>
          <text:p text:style-name="P113"/>
        </text:list-item>
      </text:list>
      <text:p text:style-name="P101"/>
      <text:p text:style-name="P114">Elastic File System:</text:p>
      <text:list text:style-name="L9">
        <text:list-item>
          <text:p text:style-name="P115">provides file level storage.</text:p>
        </text:list-item>
        <text:list-item>
          <text:p text:style-name="P116">Allows us to create shared file systems and is quite scalable to many EC2 instances and has a limitless capacity which grows with use.</text:p>
        </text:list-item>
        <text:list-item>
          <text:p text:style-name="P117">It’s a regional service designed to give a high level of throughput and low latency access response.</text:p>
        </text:list-item>
        <text:list-item>
          <text:p text:style-name="P118">Mount targets allow connectivity from your instances to your EFS </text:p>
        </text:list-item>
        <text:list-item>
          <text:p text:style-name="P119">no Windows support, and Linux instances must have an NFS client for mounting purposes.</text:p>
        </text:list-item>
        <text:list-item>
          <text:p text:style-name="P120">File sync feature</text:p>
        </text:list-item>
        <text:list-item>
          <text:p text:style-name="P120">encryption feature <text:s/>possible and can run in two different performance modes being general purpose and max IO</text:p>
        </text:list-item>
        <text:list-item>
          <text:p text:style-name="P121">Price is charged per GB each month.</text:p>
        </text:list-item>
      </text:list>
      <text:p text:style-name="P122"/>
      <text:p text:style-name="P123">Amazon cloudfront:</text:p>
      <text:list text:style-name="L10">
        <text:list-item>
          <text:p text:style-name="P124">cloud front is a content delivery network CDN.</text:p>
        </text:list-item>
        <text:list-item>
          <text:p text:style-name="P124">It deploys web data closer to the end user using AWS edge locations in cached memory for performance. However it doesn’t always provide durable data.</text:p>
        </text:list-item>
        <text:list-item>
          <text:p text:style-name="P124">AWS edge locations are sites which hold cache data across the planet in populated areas to cache data and thus improve memory operation travel speed and reduce latency</text:p>
        </text:list-item>
        <text:list-item>
          <text:p text:style-name="P125"><text:soft-page-break/>Two methods of data distribution:</text:p>
          <text:list>
            <text:list-item>
              <text:p text:style-name="P125">web distribution</text:p>
            </text:list-item>
            <text:list-item>
              <text:p text:style-name="P125">RTMP distribution</text:p>
            </text:list-item>
          </text:list>
        </text:list-item>
        <text:list-item>
          <text:p text:style-name="P126">distributions control which source data it needs to distribute and to where.</text:p>
        </text:list-item>
        <text:list-item>
          <text:p text:style-name="P127">Data can be distributed using the following edge location options:</text:p>
          <text:list>
            <text:list-item>
              <text:p text:style-name="P127">US ,Canada and Europe</text:p>
            </text:list-item>
            <text:list-item>
              <text:p text:style-name="P127">US, Canada, Europe and Asia</text:p>
            </text:list-item>
            <text:list-item>
              <text:p text:style-name="P127">All edge locations (high performance)</text:p>
            </text:list-item>
          </text:list>
        </text:list-item>
        <text:list-item>
          <text:p text:style-name="P128">can interact with web applications firewall service for extra security and SSL can be configured to be used</text:p>
        </text:list-item>
        <text:list-item>
          <text:p text:style-name="P129">Pricising is based on data transfer costs and HTTP requests.</text:p>
        </text:list-item>
      </text:list>
      <text:p text:style-name="P130"/>
      <text:p text:style-name="P131">AWS storage gateway:</text:p>
      <text:list xml:id="list4278507382" text:style-name="L11">
        <text:list-item>
          <text:p text:style-name="P132">provides a gateway opening a path between our own data center storage systems and Amazon S3/Glacier on AWS</text:p>
        </text:list-item>
        <text:list-item>
          <text:p text:style-name="P133">it’s a software appliance downloaded as a vm and installed in your own data centre.</text:p>
        </text:list-item>
        <text:list-item>
          <text:p text:style-name="P134">Storage gateway offers file, volume and tape gateway configurations.</text:p>
        </text:list-item>
      </text:list>
      <text:p text:style-name="P109"/>
      <text:p text:style-name="P135">AWS snowball:</text:p>
      <text:list text:style-name="L12">
        <text:list-item>
          <text:p text:style-name="P136">the purpose is to transfer large amounts of data to and from AWS in a secure manner using a physical appliance called a snowball.</text:p>
        </text:list-item>
        <text:list-item>
          <text:p text:style-name="P137">Snowballs come in 5OTB/80TB storage devices. <text:span text:style-name="T56">And designed for high speed data transfer. </text:span><text:span text:style-name="T57">And data given to the snowball appliance is automatically encrypted. </text:span><text:span text:style-name="T58">And has end to end tracking.</text:span></text:p>
        </text:list-item>
        <text:list-item>
          <text:p text:style-name="P138">Pricing based on data transfer job and shipping plus the price of s3 data charges.</text:p>
        </text:list-item>
      </text:list>
      <text:p text:style-name="P139"/>
      <text:p text:style-name="P139"/>
      <text:p text:style-name="P155">AWS NETWORK</text:p>
      <text:p text:style-name="P155"/>
      <text:list xml:id="list300287587" text:style-name="L13">
        <text:list-item>
          <text:p text:style-name="P140">VPC is an isolated segment of AWS network infrastructure allowing us to securely provision cloud resources in our own virtual private network in the cloud.</text:p>
        </text:list-item>
        <text:list-item>
          <text:p text:style-name="P141">Subnets segment the VPC CIDR block forming smaller network segments across multiple availability zones. <text:span text:style-name="T59">Beneficial to isolate organize and manage resources.</text:span></text:p>
        </text:list-item>
        <text:list-item>
          <text:p text:style-name="P142">An internet gateway is a compnent attatched to our VPC which provides a route to the outside world, being the internet to our private network. <text:span text:style-name="T60">We can configure this connection using a route and adding a route to the route table for the traffic to flow.</text:span></text:p>
        </text:list-item>
        <text:list-item>
          <text:p text:style-name="P143">Network access control list NACL are used as a logical firewall providing network level security operating at the subnet layer and are stateless and allow to define ingress and egress traffic based on protocols.</text:p>
        </text:list-item>
        <text:list-item>
          <text:p text:style-name="P144">Securit<text:span text:style-name="T61">y</text:span> groups operate at the instance layer and are virtual firewalls.</text:p>
        </text:list-item>
        <text:list-item>
          <text:p text:style-name="P145">NAT gateways allow instances located in a private subnet to access the internet to download patch updates etc. <text:span text:style-name="T62">The NAT gateway prevents inbound connections are from the internet in order to protect the private network resources.</text:span></text:p>
        </text:list-item>
        <text:list-item>
          <text:p text:style-name="P146">The nat gateway is located in a public subnet and is a managed instance provided by AWS.</text:p>
        </text:list-item>
        <text:list-item>
          <text:p text:style-name="P147">Bastion hosts are a secure and hardened instance that resides within the public subnet of your VPC. They have restrictive security controls allowing only restriced inbounds connections from known and trusted IP addresses using encrypted protocols such as SSH. <text:span text:style-name="T63">The bastion host instance acts as a jump server allowing to ssh to private instances </text:span><text:span text:style-name="T64">in private subnets.</text:span></text:p>
        </text:list-item>
        <text:list-item>
          <text:p text:style-name="P148">Virtual private network VPN: allows a connection between two remote networks to securely connect to each other across the internet.</text:p>
        </text:list-item>
      </text:list>
      <text:p text:style-name="P20"/>
      <text:p text:style-name="P21">AWS DATABASE</text:p>
      <text:p text:style-name="P22"/>
      <text:list text:style-name="L4">
        <text:list-item>
          <text:p text:style-name="P69">Amazon redshift</text:p>
          <text:list>
            <text:list-item>
              <text:p text:style-name="P69">fully managed petabyte-scale data warehouse designed for high performance of analysis of information, we access redshift using standard sql.</text:p>
            </text:list-item>
            <text:list-item>
              <text:p text:style-name="P70">Data warehouses manage reporting and data analysis needs at scale</text:p>
            </text:list-item>
            <text:list-item>
              <text:p text:style-name="P71">Extraction is the process of retrieving data, Transformation is the process of mapping the data to a new result and loading inserting transformed data into the database storage. <text:span text:style-name="T46">Known as ETL jobs.</text:span></text:p>
            </text:list-item>
            <text:list-item>
              <text:p text:style-name="P72">Redshift cluster being a group of compute nodes with leader nodes which coordinate information to the work nodes and execution plans which are given to the node with the correct data.</text:p>
            </text:list-item>
            <text:list-item>
              <text:p text:style-name="P73">Redshift supports massively parallel processing MMP, Columnar data storage and result caching <text:span text:style-name="T47">and integrates with amazon cloudwatch to monitor resource use.</text:span></text:p>
            </text:list-item>
          </text:list>
        </text:list-item>
        <text:list-item>
          <text:p text:style-name="P69">Amazon QLDB</text:p>
          <text:list>
            <text:list-item>
              <text:p text:style-name="P74">a managed and serverless database which has been designed as a ledger database </text:p>
            </text:list-item>
            <text:list-item>
              <text:p text:style-name="P74">Configured as an Append only database, so can only add things to the end</text:p>
            </text:list-item>
            <text:list-item>
              <text:p text:style-name="P75">maintaining an immutable ledger, data is placed into Amazon ION documents, which is a superset of json.</text:p>
            </text:list-item>
            <text:list-item>
              <text:p text:style-name="P76">Maintains history of all changes.</text:p>
            </text:list-item>
            <text:list-item>
              <text:p text:style-name="P77">Uses journal and index storage</text:p>
            </text:list-item>
          </text:list>
        </text:list-item>
        <text:list-item>
          <text:p text:style-name="P69">Amazon DocumentDB</text:p>
          <text:list>
            <text:list-item>
              <text:p text:style-name="P78">Runs in a virtual private cloud</text:p>
            </text:list-item>
            <text:list-item>
              <text:p text:style-name="P78">non relational database service</text:p>
            </text:list-item>
            <text:list-item>
              <text:p text:style-name="P78">scalable</text:p>
            </text:list-item>
            <text:list-item>
              <text:p text:style-name="P79">Document database, store any json like document.</text:p>
            </text:list-item>
            <text:list-item>
              <text:p text:style-name="P80">Core component is the cluster, multiple database instances.</text:p>
            </text:list-item>
            <text:list-item>
              <text:p text:style-name="P81">Automatic backups</text:p>
            </text:list-item>
          </text:list>
        </text:list-item>
        <text:list-item>
          <text:p text:style-name="P69">Amazon Keyspaces</text:p>
          <text:list>
            <text:list-item>
              <text:p text:style-name="P82">serverless managed service.</text:p>
            </text:list-item>
            <text:list-item>
              <text:p text:style-name="P83">Build low latency applications without burden of managing the infrastructure.</text:p>
            </text:list-item>
            <text:list-item>
              <text:p text:style-name="P84">TLS is required when communicating with clients. <text:span text:style-name="T48">Uses cql language.</text:span></text:p>
            </text:list-item>
          </text:list>
        </text:list-item>
      </text:list>
      <text:p text:style-name="P20"/>
      <text:p text:style-name="P149">Reference<text:span text:style-name="T29">: </text:span><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149"><text:span text:style-name="T29">QA</text:span></text:p>
      <text:p text:style-name="P149"><text:span text:style-name="T29"/></text:p>
      <text:p text:style-name="P149"><text:span text:style-name="T2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6:27:52.032238233</meta:creation-date>
    <dc:date>2023-05-24T20:11:56.985468725</dc:date>
    <meta:editing-duration>PT11H23M</meta:editing-duration>
    <meta:editing-cycles>230</meta:editing-cycles>
    <meta:generator>LibreOffice/7.4.5.1$Linux_X86_64 LibreOffice_project/40$Build-1</meta:generator>
    <meta:document-statistic meta:table-count="0" meta:image-count="0" meta:object-count="0" meta:page-count="7" meta:paragraph-count="170" meta:word-count="2788" meta:character-count="16913" meta:non-whitespace-character-count="14392"/>
  </office:meta>
</office:document-meta>
</file>